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alton Sparks</text:p>
          </table:table-cell>
          <table:covered-table-cell table:number-columns-repeated="5" table:style-name="ce18"/>
          <table:table-cell table:style-name="ce5"/>
          <table:table-cell table:style-name="ce5">
            <draw:frame draw:z-index="0" draw:style-name="gr1" draw:text-style-name="P1" svg:width="6.3008in" svg:height="3.1335in" svg:x="2.1539in" svg:y="0.0567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Dalton Sparks</text:p>
          </table:table-cell>
          <table:covered-table-cell table:number-columns-repeated="5" table:style-name="ce74"/>
          <table:table-cell table:style-name="ce74" table:content-validation-name="val11" office:value-type="string" calcext:value-type="string">
            <text:p>DLS</text:p>
          </table:table-cell>
          <table:table-cell table:style-name="ce131" table:content-validation-name="val13" office:value-type="float" office:value="1001726716" calcext:value-type="float">
            <text:p>1001726716</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7" calcext:value-type="float">
            <text:p>17</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5" calcext:value-type="float">
            <text:p>15</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3" calcext:value-type="float">
            <text:p>13</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1" calcext:value-type="float">
            <text:p>11</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3</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5</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office:value-type="float" office:value="4" calcext:value-type="float">
            <text:p>4</text:p>
          </table:table-cell>
          <table:table-cell table:style-name="ce120" table:content-validation-name="val10" office:value-type="string" calcext:value-type="string">
            <text:p>In Work</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office:value-type="string" calcext:value-type="string">
            <text:p>Finished in Sprint 6</text:p>
          </table:table-cell>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9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9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the menu 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a main window for store</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ool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ool mulch and plant to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list all products in main window</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plant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Mulch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9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s untitled.manga</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open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a selected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text:s/>provide about dialog for documenting</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9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main window</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9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add a status bar</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order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the order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a toolba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9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ORTCUST</text:p>
          </table:table-cell>
          <table:table-cell table:style-name="ce80" table:content-validation-name="val16"/>
          <table:table-cell table:style-name="ce87" table:content-validation-name="val17" office:value-type="string" calcext:value-type="string">
            <text:p>sort customers by nam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ITERATORS</text:p>
          </table:table-cell>
          <table:table-cell table:style-name="ce80" table:content-validation-name="val16"/>
          <table:table-cell table:style-name="ce87" table:content-validation-name="val17" office:value-type="string" calcext:value-type="string">
            <text:p>use iterator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CROLL</text:p>
          </table:table-cell>
          <table:table-cell table:style-name="ce80" table:content-validation-name="val16"/>
          <table:table-cell table:style-name="ce87" table:content-validation-name="val17" office:value-type="string" calcext:value-type="string">
            <text:p>add scroll to window</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UNIFIED</text:p>
          </table:table-cell>
          <table:table-cell table:style-name="ce80" table:content-validation-name="val16"/>
          <table:table-cell table:style-name="ce87" table:content-validation-name="val17" office:value-type="string" calcext:value-type="string">
            <text:p>dialog</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7">00/00/0000</text:date>, <text:time style:data-style-name="N2" text:time-value="04:35:54.988840344">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7T04:38:22.755857253</dc:date>
    <meta:editing-cycles>204</meta:editing-cycles>
    <meta:editing-duration>P5DT19H57M51S</meta:editing-duration>
    <meta:generator>LibreOffice/6.4.4.2$Linux_X86_64 LibreOffice_project/40$Build-2</meta:generator>
    <meta:document-statistic meta:table-count="7" meta:cell-count="1206"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5">
                <text:p>15</text:p>
              </table:table-cell>
            </table:table-row>
            <table:table-row>
              <table:table-cell office:value-type="string">
                <text:p>6</text:p>
              </table:table-cell>
              <table:table-cell office:value-type="float" office:value="5">
                <text:p>5</text:p>
              </table:table-cell>
              <table:table-cell office:value-type="float" office:value="13">
                <text:p>13</text:p>
              </table:table-cell>
            </table:table-row>
            <table:table-row>
              <table:table-cell office:value-type="string">
                <text:p>7</text:p>
              </table:table-cell>
              <table:table-cell office:value-type="float" office:value="6">
                <text:p>6</text:p>
              </table:table-cell>
              <table:table-cell office:value-type="float" office:value="11">
                <text:p>1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6 Backlog'.B7:'Sprint 06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